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1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0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0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0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0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0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0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0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0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200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199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199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199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199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199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199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199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199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198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1988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198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1986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198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198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198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198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197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NHP-PL-197</text:p>
          </table:table-cell>
          <table:table-cell office:value-type="string" calcext:value-type="string">
            <text:p>197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852" meta:object-count="0"/>
    <meta:user-defined meta:name="AppVersion">3.0</meta:user-defined>
  </office:meta>
</office:document-meta>
</file>